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3caff" draw:fill="solid" draw:fill-color="#ffd320" draw:textarea-horizontal-align="justify" draw:textarea-vertical-align="middle" draw:auto-grow-height="false"/>
    </style:style>
    <style:style style:name="gr2" style:family="graphic">
      <style:graphic-properties svg:stroke-color="#83caff"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10 Pitch1" fo:font-size="44pt" style:font-size-asian="44pt" style:font-size-complex="44pt"/>
    </style:style>
    <style:style style:name="P3" style:family="paragraph">
      <style:paragraph-properties fo:text-align="center"/>
      <style:text-properties fo:font-size="44pt"/>
    </style:style>
    <style:style style:name="T1" style:family="text">
      <style:text-properties style:font-name="Courier 10 Pitch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cm" svg:height="2.7cm" svg:x="1.4cm" svg:y="1.2cm">
          <text:p text:style-name="P1"><text:span text:style-name="T1">sleep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4.2cm">
          <text:p text:style-name="P1"><text:span text:style-name="T1">sleep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0.2cm">
          <text:p text:style-name="P1"><text:span text:style-name="T1">sleep 0.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3.2cm">
          <text:p text:style-name="P1"><text:span text:style-name="T1">sleep 0.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6.2cm">
          <text:p text:style-name="P1"><text:span text:style-name="T1">sleep 0.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9.2cm">
          <text:p text:style-name="P1"><text:span text:style-name="T1">sleep 0.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7.2cm">
          <text:p text:style-name="P1"><text:span text:style-name="T1">sleep 0.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22.2cm">
          <text:p text:style-name="P1"><text:span text:style-name="T1">sleep 0.5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18.2cm" svg:height="2.7cm" svg:x="1.4cm" svg:y="1.2cm">
          <text:p text:style-name="P3"><text:span text:style-name="T1">sleep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cm" svg:height="2.7cm" svg:x="1.4cm" svg:y="4.2cm">
          <text:p text:style-name="P3"><text:span text:style-name="T1">sleep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cm" svg:height="2.7cm" svg:x="1.4cm" svg:y="10.2cm">
          <text:p text:style-name="P3"><text:span text:style-name="T1">sleep 0.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cm" svg:height="2.7cm" svg:x="1.4cm" svg:y="13.2cm">
          <text:p text:style-name="P3"><text:span text:style-name="T1">sleep 0.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cm" svg:height="2.7cm" svg:x="1.4cm" svg:y="16.2cm">
          <text:p text:style-name="P3"><text:span text:style-name="T1">sleep 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cm" svg:height="2.7cm" svg:x="1.4cm" svg:y="19.2cm">
          <text:p text:style-name="P3"><text:span text:style-name="T1">sleep 0.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cm" svg:height="2.7cm" svg:x="1.4cm" svg:y="7.2cm">
          <text:p text:style-name="P3"><text:span text:style-name="T1">sleep 0.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cm" svg:height="2.7cm" svg:x="1.4cm" svg:y="22.2cm">
          <text:p text:style-name="P3"><text:span text:style-name="T1">sleep 0.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ils </meta:initial-creator>
    <meta:creation-date>2015-12-08T18:25:50.387095090</meta:creation-date>
    <dc:date>2015-12-08T21:25:59.268413111</dc:date>
    <dc:creator>mickfuzz </dc:creator>
    <meta:editing-duration>PT1H54M52S</meta:editing-duration>
    <meta:editing-cycles>5</meta:editing-cycles>
    <meta:generator>LibreOffice/4.2.8.2$Linux_x86 LibreOffice_project/420m0$Build-2</meta:generator>
    <meta:printed-by>mickfuzz </meta:printed-by>
    <meta:print-date>2015-12-08T21:23:30.176431548</meta:print-date>
    <meta:document-statistic meta:object-count="16"/>
  </office:meta>
</office:document-meta>
</file>